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2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3" style:family="paragraph" style:parent-style-name="Corpo_20_testo">
      <style:paragraph-properties fo:text-align="center" style:justify-single-word="false"/>
      <style:text-properties officeooo:paragraph-rsid="00129db5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21124d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21124d" style:font-size-asian="10pt" style:font-style-asian="italic" style:font-size-complex="10pt" style:font-style-complex="italic"/>
    </style:style>
    <style:style style:name="P31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2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3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34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16" style:family="text">
      <style:text-properties officeooo:rsid="0018d569"/>
    </style:style>
    <style:style style:name="T17" style:family="text">
      <style:text-properties officeooo:rsid="001ba7fd"/>
    </style:style>
    <style:style style:name="T18" style:family="text">
      <style:text-properties officeooo:rsid="001da591"/>
    </style:style>
    <style:style style:name="T19" style:family="text">
      <style:text-properties officeooo:rsid="001de9ee"/>
    </style:style>
    <style:style style:name="T20" style:family="text">
      <style:text-properties officeooo:rsid="00203b43"/>
    </style:style>
    <style:style style:name="T21" style:family="text">
      <style:text-properties officeooo:rsid="00129d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34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13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3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08:30 – 09:40</text:p>
          </table:table-cell>
          <table:table-cell table:style-name="Table2.A1" office:value-type="string">
            <text:p text:style-name="P15">HiPEAC Keynote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1" office:value-type="string">
            <text:p text:style-name="P15">09:40 – 09:55</text:p>
          </table:table-cell>
          <table:table-cell table:style-name="Table2.A1" office:value-type="string">
            <text:p text:style-name="P15">European Commission tal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00 – 10:15</text:p>
          </table:table-cell>
          <table:table-cell table:style-name="Table2.A5" office:value-type="string">
            <text:p text:style-name="P16">PARMA-DITAM Opening sessio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6" office:value-type="string">
            <text:p text:style-name="P23">Chair: Muhammad Shafique, TU Wie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15 – 11:00</text:p>
          </table:table-cell>
          <table:table-cell table:style-name="Table2.A5" office:value-type="string">
            <text:p text:style-name="P16"><text:span text:style-name="T18">[</text:span>Invited Talk<text:span text:style-name="T18">] Tackling the MPSoC Data Locality Challenge for Distributed-Shared Memory Architectures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9" office:value-type="string">
            <text:p text:style-name="P24">Andreas Herkersdorf, TUM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0" office:value-type="string">
            <text:p text:style-name="P14">Chair: Cristina Silvano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1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1:00 – 11:30</text:p>
          </table:table-cell>
          <table:table-cell table:style-name="Table2.A12" office:value-type="string">
            <text:p text:style-name="P17">Coffee Brea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3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1:30 – 12:15</text:p>
          </table:table-cell>
          <table:table-cell table:style-name="Table2.A5" office:value-type="string">
            <text:p text:style-name="P17"><text:span text:style-name="T17">[</text:span>Invited Talk<text:span text:style-name="T17">]</text:span> Adaptive Accelerators and Processor <text:span text:style-name="T17">A</text:span>rchitecture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5" office:value-type="string">
            <text:p text:style-name="P25">Michael Hübner, BTU Cottbu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6" office:value-type="string">
            <text:p text:style-name="P30">Chair: <text:span text:style-name="T21">Muhammad Shafique, TU Wie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2:15 – 13:00</text:p>
          </table:table-cell>
          <table:table-cell table:style-name="Table2.A5" office:value-type="string">
            <text:p text:style-name="P17"><text:span text:style-name="T16">Paper </text:span>Session A – Embedded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9" office:value-type="string">
            <text:p text:style-name="P26">Chair: Muhammad Shafique, TU Wien</text:p>
          </table:table-cell>
        </table:table-row>
        <table:table-row>
          <table:table-cell table:style-name="Table2.A48" office:value-type="string">
            <text:p text:style-name="P21">12:15 – 12:30</text:p>
          </table:table-cell>
          <table:table-cell table:style-name="Table2.B20" office:value-type="string">
            <text:p text:style-name="P20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1" office:value-type="string">
            <text:p text:style-name="P24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2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30 – 12:45</text:p>
          </table:table-cell>
          <table:table-cell table:style-name="Table2.B23" office:value-type="string">
            <text:p text:style-name="P20">Fault-Tolerant Online Scheduling Algorithms for CubeSat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4" office:value-type="string">
            <text:p text:style-name="P24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5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45 – 13:00</text:p>
          </table:table-cell>
          <table:table-cell table:style-name="Table2.B26" office:value-type="string">
            <text:p text:style-name="P20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7" office:value-type="string">
            <text:p text:style-name="P24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8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3:00 – 14:00</text:p>
          </table:table-cell>
          <table:table-cell table:style-name="Table2.A12" office:value-type="string">
            <text:p text:style-name="P17">Lunch</text:p>
          </table:table-cell>
        </table:table-row>
        <table:table-row>
          <table:table-cell table:style-name="Table2.A48" office:value-type="string">
            <text:p text:style-name="P20"><text:line-break/></text:p>
          </table:table-cell>
          <table:table-cell table:style-name="Table2.B30" office:value-type="string">
            <text:p text:style-name="P20"/>
          </table:table-cell>
        </table:table-row>
        <text:soft-page-break/>
        <table:table-row>
          <table:table-cell table:style-name="Table2.A5" office:value-type="string">
            <text:p text:style-name="P17">14:00 – 15:00</text:p>
          </table:table-cell>
          <table:table-cell table:style-name="Table2.A5" office:value-type="string">
            <text:p text:style-name="P17"><text:span text:style-name="T19">[</text:span>Keynote<text:span text:style-name="T19">] Designing &amp; Programming Parallel Heterogeneous Architectures: a RISC-V perspective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2" office:value-type="string">
            <text:p text:style-name="P25">Luca Benini, <text:span text:style-name="T13">ETH Zurich and Università di Bologna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3" office:value-type="string">
            <text:p text:style-name="P29">Chair: <text:span text:style-name="T12">Giovanni Agosta, PoliMi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8">15:00 – 15:30</text:p>
          </table:table-cell>
          <table:table-cell table:style-name="Table2.A5" office:value-type="string">
            <text:p text:style-name="P18"><text:span text:style-name="T16">Paper </text:span>Session B – Heterogeneous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6" office:value-type="string">
            <text:p text:style-name="P27">Chair: Dimitrios Soudris, NTUA</text:p>
          </table:table-cell>
        </table:table-row>
        <table:table-row>
          <table:table-cell table:style-name="Table2.A48" office:value-type="string">
            <text:p text:style-name="P22">15:00 – 15:15</text:p>
          </table:table-cell>
          <table:table-cell table:style-name="Table2.B37" office:value-type="string">
            <text:p text:style-name="P20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8" office:value-type="string">
            <text:p text:style-name="P24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9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2">15:15 – 15:30</text:p>
          </table:table-cell>
          <table:table-cell table:style-name="Table2.B40" office:value-type="string">
            <text:p text:style-name="P20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1" office:value-type="string">
            <text:p text:style-name="P24">Mohammad Hosseinabady and Jose Nunez-Yanez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2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5:30 – 16:00</text:p>
          </table:table-cell>
          <table:table-cell table:style-name="Table2.A5" office:value-type="string">
            <text:p text:style-name="P19">Coffee Brea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00 – 17:45</text:p>
          </table:table-cell>
          <table:table-cell table:style-name="Table2.A5" office:value-type="string">
            <text:p text:style-name="P19"><text:span text:style-name="T20">[</text:span>Invited Talk<text:span text:style-name="T20">] Heterogeneous Support in DeepHealth Project</text:span>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6" office:value-type="string">
            <text:p text:style-name="P24">José Flich Cardo, UPV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7" office:value-type="string">
            <text:p text:style-name="P27">Chair: William Fornaciari, PoliMi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8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45 – 17:00</text:p>
          </table:table-cell>
          <table:table-cell table:style-name="Table2.A5" office:value-type="string">
            <text:p text:style-name="P19">Closing and Final wrap-up</text:p>
          </table:table-cell>
        </table:table-row>
        <table:table-row>
          <table:table-cell table:style-name="Table2.A50" office:value-type="string">
            <text:p text:style-name="P22"/>
          </table:table-cell>
          <table:table-cell table:style-name="Table2.B50" office:value-type="string">
            <text:p text:style-name="P28">Chair: Giovanni Agosta, PoliMi</text:p>
          </table:table-cell>
        </table:table-row>
      </table:table>
      <text:p text:style-name="P7"/>
      <text:p text:style-name="P9"/>
      <text:p text:style-name="P9"/>
      <text:p text:style-name="P9"/>
      <text:p text:style-name="P10"><text:span text:style-name="Car._20_predefinito_20_paragrafo"><text:span text:style-name="T8">Paper presentations</text:span></text:span></text:p>
      <text:p text:style-name="P11"/>
      <text:p text:style-name="P11">We invite authors of accepted papers to prepare presentations with slides. Each paper presentation is scheduled to last at most 15 minutes. Time slot includes: </text:p>
      <text:list xml:id="list3437776352" text:style-name="L1">
        <text:list-item>
          <text:p text:style-name="P31">10 min oral presentation </text:p>
        </text:list-item>
        <text:list-item>
          <text:p text:style-name="P32">3 min Q&amp;A</text:p>
        </text:list-item>
        <text:list-item>
          <text:p text:style-name="P32">2 min technical setup &amp; speaker introduction by Session chair.</text:p>
        </text:list-item>
      </text:list>
      <text:p text:style-name="P11"/>
      <text:p text:style-name="P11">Presenters should provide a short (no more than 3 lines) biography introduction to be handed to the Session chair at the beginning of the Session.</text:p>
      <text:p text:style-name="P8"><text:span text:style-name="T14">We additionally encourage presenters to prepare a PDF version of their </text:span><text:span text:style-name="T15">presentation</text:span><text:span text:style-name="T14"> to be uploaded on the workshop websit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title/>
    <dc:description/>
    <dc:subject/>
    <meta:initial-creator>Dimitrios Soudris;Alex Bartzas;Giovanni Agosta</meta:initial-creator>
    <meta:creation-date>2019-10-17T13:06:00Z</meta:creation-date>
    <dc:date>2020-01-15T14:08:56.448948154</dc:date>
    <meta:editing-cycles>38</meta:editing-cycles>
    <meta:editing-duration>PT1H13M18S</meta:editing-duration>
    <meta:document-statistic meta:table-count="2" meta:image-count="0" meta:object-count="0" meta:page-count="2" meta:paragraph-count="67" meta:word-count="374" meta:character-count="2705" meta:non-whitespace-character-count="2376"/>
    <meta:template xlink:type="simple" xlink:actuate="onRequest" xlink:title="" xlink:href="../../../../../Downloads/parma_ditam_2020_cfp_.odt/Normal.dotm"/>
  </office:meta>
</office:document-meta>
</file>